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3/" manifest:media-type="application/vnd.oasis.opendocument.formula"/>
  <manifest:file-entry manifest:full-path="Object 8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2/" manifest:media-type="application/vnd.oasis.opendocument.formula"/>
  <manifest:file-entry manifest:full-path="Object 7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media/image1.png" manifest:media-type="image/png"/>
  <manifest:file-entry manifest:full-path="media/image2.emf" manifest:media-type=""/>
  <manifest:file-entry manifest:full-path="media/image3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1">
      <style:graphic-properties style:vertical-pos="middl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 style:parent-style-name="Graphics">
      <style:graphic-properties draw:fill="none" draw:stroke="none"/>
    </style:style>
    <style:style style:family="graphic" style:name="a8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85">
      <style:graphic-properties style:vertical-pos="middl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>
      <style:graphic-properties style:vertical-pos="middl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54" style:parent-style-name="Graphics">
      <style:graphic-properties draw:fill="none" draw:stroke="non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Mangal" style:font-family-generic-complex="roman" style:font-pitch-complex="variable" fo:font-size="0.25in" style:font-size-asian="0.25in" style:font-size-complex="0.25in" fo:letter-spacing="0in" style:language-complex="mr" style:country-complex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69">
      <style:graphic-properties style:vertical-pos="middle"/>
    </style:style>
    <style:style style:family="graphic" style:name="a8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34">
      <style:graphic-properties style:vertical-pos="middl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38">
      <style:graphic-properties style:vertical-pos="middl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7">
      <style:graphic-properties draw:fill="none" draw:stroke="solid" svg:stroke-width="0.02083in" svg:stroke-color="#404040" svg:stroke-opacity="100%" draw:stroke-linejoin="miter" svg:stroke-linecap="butt"/>
    </style:style>
    <style:style style:family="graphic" style:name="a8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8" style:parent-style-name="Graphics">
      <style:graphic-properties draw:fill="none" draw:stroke="none"/>
    </style:style>
    <style:style style:family="graphic" style:name="a873">
      <style:graphic-properties style:vertical-pos="middl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77">
      <style:graphic-properties style:vertical-pos="middl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42">
      <style:graphic-properties style:vertical-pos="middl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46">
      <style:graphic-properties style:vertical-pos="middl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2" draw:style-name="a787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798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802" draw:name="Title 1" svg:x="0.37972in" svg:y="5.12096in" svg:width="4.88519in" svg:height="0.88108in">
            <draw:text-box>
              <text:p text:style-name="a801" text:class-names="" text:cond-style-name=""><text:span text:style-name="a799" text:class-names="">deeplearning.ai</text:span><text:span text:style-name="a800" text:class-names=""/></text:p>
            </draw:text-box>
            <svg:title/>
            <svg:desc/>
          </draw:frame>
        </draw:g>
        <draw:frame draw:id="id71" presentation:style-name="a790" draw:name="Title 1" svg:x="5.65465in" svg:y="1.07762in" svg:width="6.82393in" svg:height="1.99804in" presentation:class="title" presentation:placeholder="false">
          <draw:text-box>
            <text:p text:style-name="a789" text:class-names="" text:cond-style-name=""><text:span text:style-name="a788" text:class-names="">Recurrent Neural Networks</text:span></text:p>
          </draw:text-box>
          <svg:title/>
          <svg:desc/>
        </draw:frame>
        <draw:frame draw:id="id72" draw:style-name="a793" draw:name="TextBox 3" svg:x="5.3283in" svg:y="4.40309in" svg:width="7.47665in" svg:height="1.21172in">
          <draw:text-box>
            <text:p text:style-name="a792" text:class-names="" text:cond-style-name=""><text:span text:style-name="a791" text:class-names="">Notation</text:span></text:p>
          </draw:text-box>
          <svg:title/>
          <svg:desc/>
        </draw:frame>
        <draw:frame draw:id="id73" draw:style-name="a796" draw:name="TextBox 6" svg:x="1.19481in" svg:y="1.29823in" svg:width="3.25974in" svg:height="3.3771in">
          <draw:text-box>
            <text:p text:style-name="a795" text:class-names="" text:cond-style-name=""><text:span text:style-name="a794" text:class-names=""/></text:p>
          </draw:text-box>
          <svg:title/>
          <svg:desc/>
        </draw:frame>
        <draw:connector draw:type="line" svg:x1="5.2891in" svg:y1="3.72968in" svg:x2="12.84414in" svg:y2="3.74907in" draw:id="id74" draw:style-name="a797" draw:name="Straight Connector 9">
          <svg:title/>
          <svg:desc/>
        </draw:connector>
      </draw:page>
      <draw:page draw:name="Slide12" draw:style-name="a803" draw:master-page-name="Master1-Layout2-obj-Title-and-Content" presentation:presentation-page-layout-name="Master1-PPL2" draw:id="Slide-267">
        <draw:frame draw:id="id77" presentation:style-name="a806" draw:name="Title 1" svg:x="0.2in" svg:y="0.2in" svg:width="13.24825in" svg:height="1.44965in" presentation:class="title" presentation:placeholder="false">
          <draw:text-box>
            <text:p text:style-name="a805" text:class-names="" text:cond-style-name=""><text:span text:style-name="a804" text:class-names="">Motivating example</text:span></text:p>
          </draw:text-box>
          <svg:title/>
          <svg:desc/>
        </draw:frame>
        <draw:frame draw:id="id78" draw:style-name="a809" draw:name="TextBox 2" svg:x="-10.31915in" svg:y="-4.29787in" svg:width="0.20202in" svg:height="0.40391in">
          <draw:text-box>
            <text:p text:style-name="a808" text:class-names="" text:cond-style-name=""><text:span text:style-name="a807" text:class-names=""/></text:p>
          </draw:text-box>
          <svg:title/>
          <svg:desc/>
        </draw:frame>
        <draw:frame draw:id="id79" draw:style-name="a812" draw:name="TextBox 3" svg:x="0.98106in" svg:y="1.41404in" svg:width="0.56834in" svg:height="0.63952in">
          <draw:text-box>
            <text:p text:style-name="a811" text:class-names="" text:cond-style-name=""><text:span text:style-name="a810" text:class-names="">x:</text:span></text:p>
          </draw:text-box>
          <svg:title/>
          <svg:desc/>
        </draw:frame>
        <draw:frame draw:id="id80" draw:style-name="a818" draw:name="TextBox 50" svg:x="2.34975in" svg:y="1.4477in" svg:width="10.98359in" svg:height="0.5722in">
          <draw:text-box>
            <text:p text:style-name="a817" text:class-names="" text:cond-style-name=""><text:span text:style-name="a813" text:class-names="">Harry Potter<text:s text:c="1"/></text:span><text:span text:style-name="a814" text:class-names="">and Hermione Granger invented a<text:s text:c="1"/></text:span><text:span text:style-name="a815" text:class-names="">new spell. <text:s text:c="1"/></text:span><text:span text:style-name="a816" text:class-names=""/></text:p>
          </draw:text-box>
          <svg:title/>
          <svg:desc/>
        </draw:frame>
        <draw:frame draw:id="id81" draw:style-name="a819" draw:name="Ink 4" svg:x="0.34724in" svg:y="0.5626in" svg:width="12.80591in" svg:height="6.66693in" style:rel-width="scale" style:rel-height="scale">
          <draw:image xlink:href="media/image2.emf" xlink:type="simple" xlink:show="embed" xlink:actuate="onLoad"/>
          <svg:title/>
          <svg:desc/>
        </draw:frame>
      </draw:page>
      <draw:page draw:name="Slide13" draw:style-name="a820" draw:master-page-name="Master1-Layout2-obj-Title-and-Content" presentation:presentation-page-layout-name="Master1-PPL2" draw:id="Slide-268">
        <draw:frame draw:id="id82" presentation:style-name="a824" draw:name="Title 1" svg:x="0.2in" svg:y="0.2in" svg:width="13.24825in" svg:height="1.44965in" presentation:class="title" presentation:placeholder="false">
          <draw:text-box>
            <text:p text:style-name="a823" text:class-names="" text:cond-style-name=""><text:span text:style-name="a821" text:class-names="">Representing<text:s text:c="1"/></text:span><text:span text:style-name="a822" text:class-names="">words</text:span></text:p>
          </draw:text-box>
          <svg:title/>
          <svg:desc/>
        </draw:frame>
        <draw:frame draw:id="id83" draw:style-name="a827" draw:name="TextBox 2" svg:x="-10.31915in" svg:y="-4.29787in" svg:width="0.20202in" svg:height="0.40391in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84" draw:style-name="a830" draw:name="TextBox 3" svg:x="0.98106in" svg:y="1.41404in" svg:width="0.56834in" svg:height="0.63952in">
          <draw:text-box>
            <text:p text:style-name="a829" text:class-names="" text:cond-style-name=""><text:span text:style-name="a828" text:class-names="">x:</text:span></text:p>
          </draw:text-box>
          <svg:title/>
          <svg:desc/>
        </draw:frame>
        <draw:frame draw:id="id85" draw:style-name="a833" draw:name="TextBox 50" svg:x="2.34975in" svg:y="1.4477in" svg:width="10.98359in" svg:height="0.5722in">
          <draw:text-box>
            <text:p text:style-name="a832" text:class-names="" text:cond-style-name=""><text:span text:style-name="a831" text:class-names="">Harry Potter and Hermione Granger invented a new spell. <text:s text:c="1"/></text:span></text:p>
          </draw:text-box>
          <svg:title/>
          <svg:desc/>
        </draw:frame>
        <draw:frame draw:id="id86" draw:style-name="a837" draw:name="TextBox 4" svg:x="2.34975in" svg:y="2.05414in" svg:width="1.14433in" svg:height="0.5722in">
          <draw:text-box>
            <text:p text:style-name="a836" text:class-names="" text:cond-style-name=""><draw:frame draw:style-name="a834" text:anchor-type="as-char" svg:x="1173.74514in" svg:y="0in" svg:width="0.93326in" svg:height="0.46667in" style:rel-width="scale" style:rel-height="scale"><draw:object xlink:href="Object 1/" xlink:type="simple" xlink:show="embed" xlink:actuate="onLoad"/></draw:frame><text:span text:style-name="a835" text:class-names=""/></text:p>
          </draw:text-box>
          <svg:title/>
          <svg:desc/>
        </draw:frame>
        <draw:frame draw:id="id87" draw:style-name="a841" draw:name="TextBox 7" svg:x="3.55212in" svg:y="2.05414in" svg:width="1.14433in" svg:height="0.5722in">
          <draw:text-box>
            <text:p text:style-name="a840" text:class-names="" text:cond-style-name=""><draw:frame draw:style-name="a838" text:anchor-type="as-char" svg:x="1173.74514in" svg:y="0in" svg:width="0.93326in" svg:height="0.46667in" style:rel-width="scale" style:rel-height="scale"><draw:object xlink:href="Object 2/" xlink:type="simple" xlink:show="embed" xlink:actuate="onLoad"/></draw:frame><text:span text:style-name="a839" text:class-names=""/></text:p>
          </draw:text-box>
          <svg:title/>
          <svg:desc/>
        </draw:frame>
        <draw:frame draw:id="id88" draw:style-name="a845" draw:name="TextBox 8" svg:x="4.73338in" svg:y="2.05414in" svg:width="1.14433in" svg:height="0.5722in">
          <draw:text-box>
            <text:p text:style-name="a844" text:class-names="" text:cond-style-name=""><draw:frame draw:style-name="a842" text:anchor-type="as-char" svg:x="1173.74514in" svg:y="0in" svg:width="0.93326in" svg:height="0.46667in" style:rel-width="scale" style:rel-height="scale"><draw:object xlink:href="Object 3/" xlink:type="simple" xlink:show="embed" xlink:actuate="onLoad"/></draw:frame><text:span text:style-name="a843" text:class-names=""/></text:p>
          </draw:text-box>
          <svg:title/>
          <svg:desc/>
        </draw:frame>
        <draw:frame draw:id="id89" draw:style-name="a849" draw:name="TextBox 9" svg:x="8.58322in" svg:y="2.05356in" svg:width="0.64723in" svg:height="0.5722in">
          <draw:text-box>
            <text:p text:style-name="a848" text:class-names="" text:cond-style-name=""><draw:frame draw:style-name="a846" text:anchor-type="as-char" svg:x="1173.99132in" svg:y="0in" svg:width="0.44097in" svg:height="0.46667in" style:rel-width="scale" style:rel-height="scale"><draw:object xlink:href="Object 4/" xlink:type="simple" xlink:show="embed" xlink:actuate="onLoad"/></draw:frame><text:span text:style-name="a847" text:class-names=""/></text:p>
          </draw:text-box>
          <svg:title/>
          <svg:desc/>
        </draw:frame>
        <draw:frame draw:id="id90" draw:style-name="a853" draw:name="TextBox 10" svg:x="11.93595in" svg:y="2.05356in" svg:width="1.13557in" svg:height="0.5722in">
          <draw:text-box>
            <text:p text:style-name="a852" text:class-names="" text:cond-style-name=""><draw:frame draw:style-name="a850" text:anchor-type="as-char" svg:x="1173.74951in" svg:y="0in" svg:width="0.92458in" svg:height="0.46667in" style:rel-width="scale" style:rel-height="scale"><draw:object xlink:href="Object 5/" xlink:type="simple" xlink:show="embed" xlink:actuate="onLoad"/></draw:frame><text:span text:style-name="a851" text:class-names=""/></text:p>
          </draw:text-box>
          <svg:title/>
          <svg:desc/>
        </draw:frame>
        <draw:frame draw:id="id91" draw:style-name="a854" draw:name="Ink 6" svg:x="0.36102in" svg:y="0.25709in" svg:width="11.38228in" svg:height="7.11142in" style:rel-width="scale" style:rel-height="scale">
          <draw:image xlink:href="media/image3.emf" xlink:type="simple" xlink:show="embed" xlink:actuate="onLoad"/>
          <svg:title/>
          <svg:desc/>
        </draw:frame>
      </draw:page>
      <draw:page draw:name="Slide14" draw:style-name="a855" draw:master-page-name="Master1-Layout2-obj-Title-and-Content" presentation:presentation-page-layout-name="Master1-PPL2" draw:id="Slide-269">
        <draw:frame draw:id="id92" presentation:style-name="a859" draw:name="Title 1" svg:x="0.2in" svg:y="0.2in" svg:width="13.24825in" svg:height="1.44965in" presentation:class="title" presentation:placeholder="false">
          <draw:text-box>
            <text:p text:style-name="a858" text:class-names="" text:cond-style-name=""><text:span text:style-name="a856" text:class-names="">Representing<text:s text:c="1"/></text:span><text:span text:style-name="a857" text:class-names="">words</text:span></text:p>
          </draw:text-box>
          <svg:title/>
          <svg:desc/>
        </draw:frame>
        <draw:frame draw:id="id93" draw:style-name="a862" draw:name="TextBox 2" svg:x="-10.31915in" svg:y="-4.29787in" svg:width="0.20202in" svg:height="0.40391in">
          <draw:text-box>
            <text:p text:style-name="a861" text:class-names="" text:cond-style-name=""><text:span text:style-name="a860" text:class-names=""/></text:p>
          </draw:text-box>
          <svg:title/>
          <svg:desc/>
        </draw:frame>
        <draw:frame draw:id="id94" draw:style-name="a865" draw:name="TextBox 3" svg:x="0.98106in" svg:y="1.41404in" svg:width="0.56834in" svg:height="0.63952in">
          <draw:text-box>
            <text:p text:style-name="a864" text:class-names="" text:cond-style-name=""><text:span text:style-name="a863" text:class-names="">x:</text:span></text:p>
          </draw:text-box>
          <svg:title/>
          <svg:desc/>
        </draw:frame>
        <draw:frame draw:id="id95" draw:style-name="a868" draw:name="TextBox 50" svg:x="2.34975in" svg:y="1.4477in" svg:width="10.98359in" svg:height="0.5722in">
          <draw:text-box>
            <text:p text:style-name="a867" text:class-names="" text:cond-style-name=""><text:span text:style-name="a866" text:class-names="">Harry Potter and Hermione Granger invented a new spell. <text:s text:c="1"/></text:span></text:p>
          </draw:text-box>
          <svg:title/>
          <svg:desc/>
        </draw:frame>
        <draw:frame draw:id="id96" draw:style-name="a872" draw:name="TextBox 4" svg:x="2.34975in" svg:y="2.05414in" svg:width="1.14433in" svg:height="0.5722in">
          <draw:text-box>
            <text:p text:style-name="a871" text:class-names="" text:cond-style-name=""><draw:frame draw:style-name="a869" text:anchor-type="as-char" svg:x="1173.74514in" svg:y="0in" svg:width="0.93326in" svg:height="0.46667in" style:rel-width="scale" style:rel-height="scale"><draw:object xlink:href="Object 6/" xlink:type="simple" xlink:show="embed" xlink:actuate="onLoad"/></draw:frame><text:span text:style-name="a870" text:class-names=""/></text:p>
          </draw:text-box>
          <svg:title/>
          <svg:desc/>
        </draw:frame>
        <draw:frame draw:id="id97" draw:style-name="a876" draw:name="TextBox 7" svg:x="3.55212in" svg:y="2.05414in" svg:width="1.14433in" svg:height="0.5722in">
          <draw:text-box>
            <text:p text:style-name="a875" text:class-names="" text:cond-style-name=""><draw:frame draw:style-name="a873" text:anchor-type="as-char" svg:x="1173.74514in" svg:y="0in" svg:width="0.93326in" svg:height="0.46667in" style:rel-width="scale" style:rel-height="scale"><draw:object xlink:href="Object 7/" xlink:type="simple" xlink:show="embed" xlink:actuate="onLoad"/></draw:frame><text:span text:style-name="a874" text:class-names=""/></text:p>
          </draw:text-box>
          <svg:title/>
          <svg:desc/>
        </draw:frame>
        <draw:frame draw:id="id98" draw:style-name="a880" draw:name="TextBox 8" svg:x="4.73338in" svg:y="2.05414in" svg:width="1.14433in" svg:height="0.5722in">
          <draw:text-box>
            <text:p text:style-name="a879" text:class-names="" text:cond-style-name=""><draw:frame draw:style-name="a877" text:anchor-type="as-char" svg:x="1173.74514in" svg:y="0in" svg:width="0.93326in" svg:height="0.46667in" style:rel-width="scale" style:rel-height="scale"><draw:object xlink:href="Object 8/" xlink:type="simple" xlink:show="embed" xlink:actuate="onLoad"/></draw:frame><text:span text:style-name="a878" text:class-names=""/></text:p>
          </draw:text-box>
          <svg:title/>
          <svg:desc/>
        </draw:frame>
        <draw:frame draw:id="id99" draw:style-name="a884" draw:name="TextBox 9" svg:x="8.58322in" svg:y="2.05356in" svg:width="0.64723in" svg:height="0.5722in">
          <draw:text-box>
            <text:p text:style-name="a883" text:class-names="" text:cond-style-name=""><draw:frame draw:style-name="a881" text:anchor-type="as-char" svg:x="1173.99132in" svg:y="0in" svg:width="0.44097in" svg:height="0.46667in" style:rel-width="scale" style:rel-height="scale"><draw:object xlink:href="Object 9/" xlink:type="simple" xlink:show="embed" xlink:actuate="onLoad"/></draw:frame><text:span text:style-name="a882" text:class-names=""/></text:p>
          </draw:text-box>
          <svg:title/>
          <svg:desc/>
        </draw:frame>
        <draw:frame draw:id="id100" draw:style-name="a888" draw:name="TextBox 10" svg:x="11.93595in" svg:y="2.05356in" svg:width="1.13557in" svg:height="0.5722in">
          <draw:text-box>
            <text:p text:style-name="a887" text:class-names="" text:cond-style-name=""><draw:frame draw:style-name="a885" text:anchor-type="as-char" svg:x="1173.74951in" svg:y="0in" svg:width="0.92458in" svg:height="0.46667in" style:rel-width="scale" style:rel-height="scale"><draw:object xlink:href="Object 10/" xlink:type="simple" xlink:show="embed" xlink:actuate="onLoad"/></draw:frame><text:span text:style-name="a886" text:class-names=""/></text:p>
          </draw:text-box>
          <svg:title/>
          <svg:desc/>
        </draw:frame>
        <draw:frame draw:id="id101" draw:style-name="a909" draw:name="TextBox 5" svg:x="6.91252in" svg:y="4.09459in" svg:width="1.97956in" svg:height="2.82734in">
          <draw:text-box>
            <text:p text:style-name="a890" text:class-names="" text:cond-style-name=""><text:span text:style-name="a889" text:class-names="">And = 367</text:span></text:p>
            <text:p text:style-name="a892" text:class-names="" text:cond-style-name=""><text:span text:style-name="a891" text:class-names="">Invented = 4700</text:span></text:p>
            <text:p text:style-name="a894" text:class-names="" text:cond-style-name=""><text:span text:style-name="a893" text:class-names="">A = 1</text:span></text:p>
            <text:p text:style-name="a896" text:class-names="" text:cond-style-name=""><text:span text:style-name="a895" text:class-names="">New = 5976</text:span></text:p>
            <text:p text:style-name="a898" text:class-names="" text:cond-style-name=""><text:span text:style-name="a897" text:class-names="">Spell = 8376</text:span></text:p>
            <text:p text:style-name="a900" text:class-names="" text:cond-style-name=""><text:span text:style-name="a899" text:class-names="">Harry = 4075</text:span></text:p>
            <text:p text:style-name="a902" text:class-names="" text:cond-style-name=""><text:span text:style-name="a901" text:class-names="">Potter = 6830</text:span></text:p>
            <text:p text:style-name="a904" text:class-names="" text:cond-style-name=""><text:span text:style-name="a903" text:class-names="">Hermione = 4200</text:span></text:p>
            <text:p text:style-name="a908" text:class-names="" text:cond-style-name=""><text:span text:style-name="a905" text:class-names="">Gran</text:span><text:span text:style-name="a906" text:class-names="">…</text:span><text:span text:style-name="a907" text:class-names=""><text:s text:c="1"/>= 4000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7">
      <style:table-cell-properties/>
    </style:style>
    <style:style style:family="table-cell" style:name="a748">
      <style:table-cell-properties fo:background-color="#cfd5ea"/>
    </style:style>
    <style:style style:family="table-cell" style:name="a749">
      <style:table-cell-properties/>
    </style:style>
    <style:style style:family="table-cell" style:name="a76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1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762">
      <style:table-cell-properties/>
      <style:text-properties fo:font-weight="bold" style:font-weight-asian="bold" style:font-weight-complex="bold"/>
    </style:style>
    <style:style style:family="table-cell" style:name="a763">
      <style:table-cell-properties/>
      <style:text-properties fo:font-weight="bold" style:font-weight-asian="bold" style:font-weight-complex="bold"/>
    </style:style>
    <style:style style:family="table-cell" style:name="a764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65">
      <style:table-cell-properties fo:background-color="#000000"/>
    </style:style>
    <style:style style:family="table-cell" style:name="a766">
      <style:table-cell-properties fo:background-color="#000000"/>
    </style:style>
    <style:style style:family="table-cell" style:name="a767">
      <style:table-cell-properties fo:background-color="transparent" fo:border-bottom="0.02778in solid #000000"/>
      <style:text-properties fo:font-weight="bold" style:font-weight-asian="bold" style:font-weight-complex="bold"/>
    </style:style>
    <style:style style:family="table-cell" style:name="a768">
      <style:table-cell-properties fo:background-color="transparent" fo:border-top="0.05556in double #000000"/>
      <style:text-properties fo:font-weight="bold" style:font-weight-asian="bold" style:font-weight-complex="bold"/>
    </style:style>
    <style:style style:family="table-cell" style:name="a769">
      <style:table-cell-properties/>
      <style:text-properties fo:font-weight="bold" style:font-weight-asian="bold" style:font-weight-complex="bold"/>
    </style:style>
    <style:style style:family="table-cell" style:name="a780">
      <style:table-cell-properties fo:background-color="#000000"/>
    </style:style>
    <style:style style:family="table-cell" style:name="a781">
      <style:table-cell-properties/>
    </style:style>
    <style:style style:family="table-cell" style:name="a782">
      <style:table-cell-properties fo:background-color="#000000"/>
    </style:style>
    <style:style style:family="table-cell" style:name="a783">
      <style:table-cell-properties fo:background-color="transparent" fo:border-bottom="0.01389in solid #000000"/>
      <style:text-properties fo:font-weight="bold" style:font-weight-asian="bold" style:font-weight-complex="bold"/>
    </style:style>
    <style:style style:family="table-cell" style:name="a784">
      <style:table-cell-properties fo:background-color="transparent" fo:border-top="0.01389in solid #000000"/>
      <style:text-properties fo:font-weight="bold" style:font-weight-asian="bold" style:font-weight-complex="bold"/>
    </style:style>
    <style:style style:family="table-cell" style:name="a785">
      <style:table-cell-properties/>
      <style:text-properties fo:font-weight="bold" style:font-weight-asian="bold" style:font-weight-complex="bold"/>
    </style:style>
    <style:style style:family="table-cell" style:name="a786">
      <style:table-cell-properties/>
      <style:text-properties fo:font-weight="bold" style:font-weight-asian="bold" style:font-weight-complex="bold"/>
    </style:style>
    <style:style style:family="table-cell" style:name="a750">
      <style:table-cell-properties fo:background-color="#cfd5ea"/>
    </style:style>
    <style:style style:family="table-cell" style:name="a7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7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8">
      <style:table-cell-properties fo:background-color="#e7e7e7"/>
    </style:style>
    <style:style style:family="table-cell" style:name="a759">
      <style:table-cell-properties fo:background-color="#e7e7e7"/>
    </style:style>
    <style:style style:family="table-cell" style:name="a770">
      <style:table-cell-properties/>
      <style:text-properties fo:font-weight="bold" style:font-weight-asian="bold" style:font-weight-complex="bold"/>
    </style:style>
    <style:style style:family="table-cell" style:name="a771">
      <style:table-cell-properties fo:background-color="transparent"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772">
      <style:table-cell-properties fo:border-left="0.00347in solid #000000" fo:border-right="0.00347in solid #000000"/>
    </style:style>
    <style:style style:family="table-cell" style:name="a773">
      <style:table-cell-properties fo:border-left="0.00347in solid #000000" fo:border-right="0.00347in solid #000000"/>
    </style:style>
    <style:style style:family="table-cell" style:name="a774">
      <style:table-cell-properties fo:border-top="0.00347in solid #000000" fo:border-bottom="0.00347in solid #000000"/>
    </style:style>
    <style:style style:family="table-cell" style:name="a77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 fo:border-top="0.05556in double #000000"/>
      <style:text-properties fo:font-weight="bold" style:font-weight-asian="bold" style:font-weight-complex="bold"/>
    </style:style>
    <style:style style:family="table-cell" style:name="a777">
      <style:table-cell-properties/>
      <style:text-properties fo:font-weight="bold" style:font-weight-asian="bold" style:font-weight-complex="bold"/>
    </style:style>
    <style:style style:family="table-cell" style:name="a778">
      <style:table-cell-properties/>
      <style:text-properties fo:font-weight="bold" style:font-weight-asian="bold" style:font-weight-complex="bold"/>
    </style:style>
    <style:style style:family="table-cell" style:name="a779">
      <style:table-cell-properties fo:background-color="transparent"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7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7E9639D4-E3E2-4D34-9284-5A2195B3D0D7}">
      <table:first-row table:style-name="a775" table:paragraph-style-name=""/>
      <table:last-row table:style-name="a776" table:paragraph-style-name=""/>
      <table:first-column table:style-name="a777" table:paragraph-style-name=""/>
      <table:last-column table:style-name="a778" table:paragraph-style-name=""/>
      <table:body table:style-name="a771" table:paragraph-style-name=""/>
      <table:odd-rows table:style-name="a774" table:paragraph-style-name=""/>
      <table:even-columns table:style-name="a772" table:paragraph-style-name=""/>
      <table:odd-columns table:style-name="a773" table:paragraph-style-name=""/>
    </table:table-template>
    <table:table-template table:name="{616DA210-FB5B-4158-B5E0-FEB733F419BA}">
      <table:first-row table:style-name="a767" table:paragraph-style-name=""/>
      <table:last-row table:style-name="a768" table:paragraph-style-name=""/>
      <table:first-column table:style-name="a769" table:paragraph-style-name=""/>
      <table:last-column table:style-name="a770" table:paragraph-style-name=""/>
      <table:body table:style-name="a764" table:paragraph-style-name=""/>
      <table:odd-rows table:style-name="a766" table:paragraph-style-name=""/>
      <table:odd-columns table:style-name="a765" table:paragraph-style-name=""/>
    </table:table-template>
    <table:table-template table:name="{2D5ABB26-0587-4C30-8999-92F81FD0307C}">
      <table:body table:style-name="a755" table:paragraph-style-name=""/>
    </table:table-template>
    <table:table-template table:name="{5940675A-B579-460E-94D1-54222C63F5DA}">
      <table:body table:style-name="a756" table:paragraph-style-name=""/>
    </table:table-template>
    <table:table-template table:name="{793D81CF-94F2-401A-BA57-92F5A7B2D0C5}">
      <table:first-row table:style-name="a760" table:paragraph-style-name=""/>
      <table:last-row table:style-name="a761" table:paragraph-style-name=""/>
      <table:first-column table:style-name="a762" table:paragraph-style-name=""/>
      <table:last-column table:style-name="a763" table:paragraph-style-name=""/>
      <table:body table:style-name="a757" table:paragraph-style-name=""/>
      <table:odd-rows table:style-name="a759" table:paragraph-style-name=""/>
      <table:odd-columns table:style-name="a758" table:paragraph-style-name=""/>
    </table:table-template>
    <table:table-template table:name="{9D7B26C5-4107-4FEC-AEDC-1716B250A1EF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79" table:paragraph-style-name=""/>
      <table:even-rows table:style-name="a781" table:paragraph-style-name=""/>
      <table:odd-rows table:style-name="a782" table:paragraph-style-name=""/>
      <table:odd-columns table:style-name="a78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1/25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1/25/2017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1/25/2017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11/25/2017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08509in" svg:y="0.10457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1/25/2017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draw:frame draw:id="id21" draw:style-name="a149" draw:name="TextBox 6" svg:x="11.86518in" svg:y="7.06243in" svg:width="1.46816in" svg:height="0.43757in">
        <draw:text-box>
          <text:p text:style-name="a148" text:class-names="" text:cond-style-name=""><text:span text:style-name="a147" text:class-names="">Andrew Ng</text:span></text:p>
        </draw:text-box>
        <svg:title/>
        <svg:desc/>
      </draw:frame>
      <presentation:notes style:page-layout-name="pageLayout2" draw:style-name="a181">
        <draw:frame draw:id="id5" presentation:style-name="a152" draw:name="Header Placehold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11/25/2017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2" presentation:style-name="a185" draw:name="Titl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3" presentation:style-name="a189" draw:name="Text Placeholder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4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11/25/2017</text:date></text:span><text:span text:style-name="a192" text:class-names=""/></text:p>
        </draw:text-box>
        <svg:title/>
        <svg:desc/>
      </draw:frame>
      <draw:frame draw:id="id25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3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11/25/2017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7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28" presentation:style-name="a253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Content Placeholder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4" draw:name="Date Placeholder 4" svg:x="0.91667in" svg:y="6.95139in" svg:width="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11/25/2017</text:date></text:span><text:span text:style-name="a272" text:class-names=""/></text:p>
        </draw:text-box>
        <svg:title/>
        <svg:desc/>
      </draw:frame>
      <draw:frame draw:id="id31" presentation:style-name="a277" draw:name="Footer Placeholder 5" svg:x="4.41667in" svg:y="6.95139in" svg:width="4.5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2" presentation:style-name="a281" draw:name="Slide Number Placeholder 6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  <presentation:notes style:page-layout-name="pageLayout2" draw:style-name="a313">
        <draw:frame draw:id="id5" presentation:style-name="a284" draw:name="Header Placeholder 1" svg:x="0in" svg:y="0in" svg:width="3.25in" svg:height="0.50174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5" text:class-names=""><text:date text:fixed="false" style:data-style-name="a286">11/25/2017</text:date></text:span><text:span text:style-name="a2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0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3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34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5" presentation:style-name="a337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7" presentation:style-name="a357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11/25/2017</text:date></text:span><text:span text:style-name="a360" text:class-names=""/></text:p>
        </draw:text-box>
        <svg:title/>
        <svg:desc/>
      </draw:frame>
      <draw:frame draw:id="id39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0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1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11/25/2017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Slide Image Placeholder 3">
          <svg:title/>
          <svg:desc/>
        </draw:page-thumbnail>
        <draw:frame draw:id="id8" presentation:style-name="a393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Click to 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ooter Placehold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frame draw:id="id41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42" presentation:style-name="a410" draw:name="Date Placeholder 2" svg:x="0.91667in" svg:y="6.95139in" svg:width="3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11/25/2017</text:date></text:span><text:span text:style-name="a408" text:class-names=""/></text:p>
        </draw:text-box>
        <svg:title/>
        <svg:desc/>
      </draw:frame>
      <draw:frame draw:id="id43" presentation:style-name="a413" draw:name="Footer Placeholder 3" svg:x="4.41667in" svg:y="6.95139in" svg:width="4.5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4" presentation:style-name="a417" draw:name="Slide Number Placeholder 4" svg:x="9.41667in" svg:y="6.95139in" svg:width="3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presentation:notes style:page-layout-name="pageLayout2" draw:style-name="a449">
        <draw:frame draw:id="id5" presentation:style-name="a420" draw:name="Header Placeholder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1" text:class-names=""><text:date text:fixed="false" style:data-style-name="a422">11/25/2017</text:date></text:span><text:span text:style-name="a4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Click to 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45" presentation:style-name="a455" draw:name="Date Placeholder 1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11/25/2017</text:date></text:span><text:span text:style-name="a453" text:class-names=""/></text:p>
        </draw:text-box>
        <svg:title/>
        <svg:desc/>
      </draw:frame>
      <draw:frame draw:id="id46" presentation:style-name="a458" draw:name="Footer Placeholder 2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7" presentation:style-name="a462" draw:name="Slide Number Placeholder 3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4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11/25/2017</text:date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1" draw:name="Slide Image Placeholder 3">
          <svg:title/>
          <svg:desc/>
        </draw:page-thumbnail>
        <draw:frame draw:id="id8" presentation:style-name="a486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9" draw:name="Footer Placeholder 5" svg:x="0in" svg:y="9.49826in" svg:width="3.25in" svg:height="0.50174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0" text:class-names=""><text:page-number style:num-format="1" text:fixed="false">‹#›</text:page-number></text:span><text:span text:style-name="a49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frame draw:id="id48" presentation:style-name="a498" draw:name="Titl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49" presentation:style-name="a514" draw:name="Content Placeholder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18" draw:name="Text Placeholder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51" presentation:style-name="a523" draw:name="Date Placeholder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11/25/2017</text:date></text:span><text:span text:style-name="a521" text:class-names=""/></text:p>
        </draw:text-box>
        <svg:title/>
        <svg:desc/>
      </draw:frame>
      <draw:frame draw:id="id52" presentation:style-name="a526" draw:name="Footer Placeholder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3" presentation:style-name="a530" draw:name="Slide Number Placeholder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2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>11/25/2017</text:date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4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1" draw:name="Slide Number Placehold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frame draw:id="id54" presentation:style-name="a566" draw:name="Titl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55" presentation:style-name="a569" draw:name="Picture Placeholder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6" presentation:style-name="a573" draw:name="Text Placeholder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57" presentation:style-name="a578" draw:name="Date Placeholder 4" svg:x="0.91667in" svg:y="6.95139in" svg:width="3in" svg:height="0.39931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11/25/2017</text:date></text:span><text:span text:style-name="a576" text:class-names=""/></text:p>
        </draw:text-box>
        <svg:title/>
        <svg:desc/>
      </draw:frame>
      <draw:frame draw:id="id58" presentation:style-name="a581" draw:name="Footer Placeholder 5" svg:x="4.41667in" svg:y="6.95139in" svg:width="4.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59" presentation:style-name="a585" draw:name="Slide Number Placeholder 6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7">
        <draw:frame draw:id="id5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6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>11/25/2017</text:date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Slide Image Placeholder 3">
          <svg:title/>
          <svg:desc/>
        </draw:page-thumbnail>
        <draw:frame draw:id="id8" presentation:style-name="a609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Footer Placeholder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8">
      <draw:frame draw:id="id60" presentation:style-name="a621" draw:name="Titl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61" presentation:style-name="a637" draw:name="Vertical Text Placeholder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2" draw:name="Date Placeholder 3" svg:x="0.91667in" svg:y="6.95139in" svg:width="3in" svg:height="0.39931in" presentation:class="date-time" presentation:placeholder="false">
        <draw:text-box>
          <text:p text:style-name="a641" text:class-names="" text:cond-style-name=""><text:span text:style-name="a638" text:class-names=""><text:date text:fixed="false" style:data-style-name="a639">11/25/2017</text:date></text:span><text:span text:style-name="a640" text:class-names=""/></text:p>
        </draw:text-box>
        <svg:title/>
        <svg:desc/>
      </draw:frame>
      <draw:frame draw:id="id63" presentation:style-name="a645" draw:name="Footer Placeholder 4" svg:x="4.41667in" svg:y="6.95139in" svg:width="4.5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64" presentation:style-name="a649" draw:name="Slide Number Placehold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>‹#›</text:page-number></text:span><text:span text:style-name="a647" text:class-names=""/></text:p>
        </draw:text-box>
        <svg:title/>
        <svg:desc/>
      </draw:frame>
      <presentation:notes style:page-layout-name="pageLayout2" draw:style-name="a681">
        <draw:frame draw:id="id5" presentation:style-name="a652" draw:name="Header Placeholder 1" svg:x="0in" svg:y="0in" svg:width="3.25in" svg:height="0.50174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6" presentation:style-name="a657" draw:name="Date Placeholder 2" svg:x="4.24826in" svg:y="0in" svg:width="3.25in" svg:height="0.50174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11/25/2017</text:date></text:span><text:span text:style-name="a6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8" draw:name="Slide Image Placeholder 3">
          <svg:title/>
          <svg:desc/>
        </draw:page-thumbnail>
        <draw:frame draw:id="id8" presentation:style-name="a673" draw:name="Notes Placeholder 4" svg:x="0.75in" svg:y="4.8125in" svg:width="6in" svg:height="3.937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6" draw:name="Footer Placehold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0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2">
      <draw:frame draw:id="id65" presentation:style-name="a685" draw:name="Vertical Title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draw:frame draw:id="id66" presentation:style-name="a701" draw:name="Vertical Text Placeholder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06" draw:name="Date Placeholder 3" svg:x="0.91667in" svg:y="6.95139in" svg:width="3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11/25/2017</text:date></text:span><text:span text:style-name="a704" text:class-names=""/></text:p>
        </draw:text-box>
        <svg:title/>
        <svg:desc/>
      </draw:frame>
      <draw:frame draw:id="id68" presentation:style-name="a709" draw:name="Footer Placeholder 4" svg:x="4.41667in" svg:y="6.95139in" svg:width="4.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3" draw:name="Slide Number Placeholder 5" svg:x="9.41667in" svg:y="6.95139in" svg:width="3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5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11/25/2017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Slide Image Placeholder 3">
          <svg:title/>
          <svg:desc/>
        </draw:page-thumbnail>
        <draw:frame draw:id="id8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7-29T03:48:26Z</dc:date>
    <meta:editing-cycles>256</meta:editing-cycles>
    <meta:editing-duration>PT375565S</meta:editing-duration>
    <meta:document-statistic meta:paragraph-count="31" meta:word-count="87"/>
  </office:meta>
</office:document-meta>
</file>

<file path=Object 1/content.xml><?xml version="1.0" encoding="utf-8"?>
<mml:math xmlns:mml="http://www.w3.org/1998/Math/MathML" display="block">
  <mml:msup>
    <mml:mi>x</mml:mi>
    <mml:mrow>
      <mml:mo>&lt;</mml:mo>
      <mml:mn>1</mml:mn>
      <mml:mo>&gt;</mml:mo>
    </mml:mrow>
  </mml:msup>
</mml:math>
</file>

<file path=Object 10/content.xml><?xml version="1.0" encoding="utf-8"?>
<mml:math xmlns:mml="http://www.w3.org/1998/Math/MathML" display="block">
  <mml:msup>
    <mml:mi>x</mml:mi>
    <mml:mrow>
      <mml:mo>&lt;</mml:mo>
      <mml:mn>9</mml:mn>
      <mml:mo>&gt;</mml:mo>
    </mml:mrow>
  </mml:msup>
</mml:math>
</file>

<file path=Object 2/content.xml><?xml version="1.0" encoding="utf-8"?>
<mml:math xmlns:mml="http://www.w3.org/1998/Math/MathML" display="block">
  <mml:msup>
    <mml:mi>x</mml:mi>
    <mml:mrow>
      <mml:mo>&lt;</mml:mo>
      <mml:mn>2</mml:mn>
      <mml:mo>&gt;</mml:mo>
    </mml:mrow>
  </mml:msup>
</mml:math>
</file>

<file path=Object 3/content.xml><?xml version="1.0" encoding="utf-8"?>
<mml:math xmlns:mml="http://www.w3.org/1998/Math/MathML" display="block">
  <mml:msup>
    <mml:mi>x</mml:mi>
    <mml:mrow>
      <mml:mo>&lt;</mml:mo>
      <mml:mn>3</mml:mn>
      <mml:mo>&gt;</mml:mo>
    </mml:mrow>
  </mml:msup>
</mml:math>
</file>

<file path=Object 4/content.xml><?xml version="1.0" encoding="utf-8"?>
<mml:math xmlns:mml="http://www.w3.org/1998/Math/MathML" display="block">
  <mml:mo>⋯</mml:mo>
</mml:math>
</file>

<file path=Object 5/content.xml><?xml version="1.0" encoding="utf-8"?>
<mml:math xmlns:mml="http://www.w3.org/1998/Math/MathML" display="block">
  <mml:msup>
    <mml:mi>x</mml:mi>
    <mml:mrow>
      <mml:mo>&lt;</mml:mo>
      <mml:mn>9</mml:mn>
      <mml:mo>&gt;</mml:mo>
    </mml:mrow>
  </mml:msup>
</mml:math>
</file>

<file path=Object 6/content.xml><?xml version="1.0" encoding="utf-8"?>
<mml:math xmlns:mml="http://www.w3.org/1998/Math/MathML" display="block">
  <mml:msup>
    <mml:mi>x</mml:mi>
    <mml:mrow>
      <mml:mo>&lt;</mml:mo>
      <mml:mn>1</mml:mn>
      <mml:mo>&gt;</mml:mo>
    </mml:mrow>
  </mml:msup>
</mml:math>
</file>

<file path=Object 7/content.xml><?xml version="1.0" encoding="utf-8"?>
<mml:math xmlns:mml="http://www.w3.org/1998/Math/MathML" display="block">
  <mml:msup>
    <mml:mi>x</mml:mi>
    <mml:mrow>
      <mml:mo>&lt;</mml:mo>
      <mml:mn>2</mml:mn>
      <mml:mo>&gt;</mml:mo>
    </mml:mrow>
  </mml:msup>
</mml:math>
</file>

<file path=Object 8/content.xml><?xml version="1.0" encoding="utf-8"?>
<mml:math xmlns:mml="http://www.w3.org/1998/Math/MathML" display="block">
  <mml:msup>
    <mml:mi>x</mml:mi>
    <mml:mrow>
      <mml:mo>&lt;</mml:mo>
      <mml:mn>3</mml:mn>
      <mml:mo>&gt;</mml:mo>
    </mml:mrow>
  </mml:msup>
</mml:math>
</file>

<file path=Object 9/content.xml><?xml version="1.0" encoding="utf-8"?>
<mml:math xmlns:mml="http://www.w3.org/1998/Math/MathML" display="block">
  <mml:mo>⋯</mml:mo>
</mml:math>
</file>